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63cm"/>
    </style:style>
    <style:style style:name="co2" style:family="table-column">
      <style:table-column-properties fo:break-before="auto" style:column-width="1.162cm"/>
    </style:style>
    <style:style style:name="co3" style:family="table-column">
      <style:table-column-properties fo:break-before="auto" style:column-width="1.577cm"/>
    </style:style>
    <style:style style:name="co4" style:family="table-column">
      <style:table-column-properties fo:break-before="auto" style:column-width="1.644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3.591cm"/>
    </style:style>
    <style:style style:name="co7" style:family="table-column">
      <style:table-column-properties fo:break-before="auto" style:column-width="1.24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erged-test-results" table:style-name="ta1">
        <table:shapes>
          <draw:frame draw:z-index="0" draw:style-name="gr1" draw:text-style-name="P1" svg:width="15.999cm" svg:height="8.999cm" svg:x="3.654cm" svg:y="2.963cm">
            <draw:object draw:notify-on-update-of-ranges="'merged-test-results'.E1:'merged-test-results'.E1 'merged-test-results'.A2:'merged-test-results'.A2 'merged-test-results'.E2:'merged-test-results'.E2 'merged-test-results'.A3:'merged-test-results'.A3 'merged-test-results'.E3:'merged-test-results'.E3 'merged-test-results'.A4:'merged-test-results'.A4 'merged-test-results'.E4:'merged-test-results'.E4 'merged-test-results'.A5:'merged-test-results'.A5 'merged-test-results'.E5:'merged-test-results'.E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,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oncurrent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650622" calcext:value-type="float">
            <text:p>0,650622</text:p>
          </table:table-cell>
          <table:table-cell office:value-type="float" office:value="0.400374" calcext:value-type="float">
            <text:p>0,40037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Jb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5.679852" calcext:value-type="float">
            <text:p>25,679852</text:p>
          </table:table-cell>
          <table:table-cell office:value-type="float" office:value="55.790234" calcext:value-type="float">
            <text:p>55,79023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Hash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.274191" calcext:value-type="float">
            <text:p>1,274191</text:p>
          </table:table-cell>
          <table:table-cell office:value-type="float" office:value="2.250604" calcext:value-type="float">
            <text:p>2,250604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SynchronizedTreeMap</text:p>
          </table:table-cell>
          <table:table-cell office:value-type="string" calcext:value-type="string">
            <text:p>avgt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7.059715" calcext:value-type="float">
            <text:p>97,059715</text:p>
          </table:table-cell>
          <table:table-cell office:value-type="float" office:value="42.46453" calcext:value-type="float">
            <text:p>42,46453</text:p>
          </table:table-cell>
          <table:table-cell office:value-type="string" calcext:value-type="string">
            <text:p>ms/o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4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14T16:33:57.840000000</dc:date>
    <meta:editing-duration>PT18M4S</meta:editing-duration>
    <meta:editing-cycles>5</meta:editing-cycles>
    <meta:generator>LibreOffice/4.3.0.4$Windows_x86 LibreOffice_project/62ad5818884a2fc2e5780dd45466868d41009ec0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65cm" svg:y="0.316cm" chart:style-name="ch2">
          <text:p>Benchmark results</text:p>
        </chart:title>
        <chart:legend chart:legend-position="end" svg:x="11.668cm" svg:y="3.442cm" style:legend-expansion="high" chart:style-name="ch3"/>
        <chart:plot-area chart:style-name="ch4" table:cell-range-address="'merged-test-results'.E1:'merged-test-results'.E5 'merged-test-results'.A2:'merged-test-results'.A5" chart:data-source-has-labels="both" svg:x="1.321cm" svg:y="1.661cm" svg:width="9.707cm" svg:height="6.188cm">
          <chartooo:coordinate-region svg:x="2.144cm" svg:y="1.863cm" svg:width="8.884cm" svg:height="5.333cm"/>
          <chart:axis chart:dimension="x" chart:name="primary-x" chart:style-name="ch5" chartooo:axis-type="auto">
            <chartooo:date-scale/>
            <chart:title svg:x="5.323cm" svg:y="8.029cm" chart:style-name="ch6">
              <text:p>Benchmark</text:p>
            </chart:title>
            <chart:categories table:cell-range-address="'merged-test-results'.E1:'merged-test-results'.E1"/>
          </chart:axis>
          <chart:axis chart:dimension="y" chart:name="primary-y" chart:style-name="ch7">
            <chart:title svg:x="0.451cm" svg:y="5.225cm" chart:style-name="ch8">
              <text:p>Score</text:p>
            </chart:title>
            <chart:grid chart:style-name="ch9" chart:class="major"/>
          </chart:axis>
          <chart:series chart:style-name="ch10" chart:values-cell-range-address="'merged-test-results'.E2:'merged-test-results'.E2" chart:label-cell-address="'merged-test-results'.A2:'merged-test-results'.A2" chart:class="chart:bar">
            <chart:data-point/>
          </chart:series>
          <chart:series chart:style-name="ch11" chart:values-cell-range-address="'merged-test-results'.E3:'merged-test-results'.E3" chart:label-cell-address="'merged-test-results'.A3:'merged-test-results'.A3" chart:class="chart:bar">
            <chart:data-point/>
          </chart:series>
          <chart:series chart:style-name="ch12" chart:values-cell-range-address="'merged-test-results'.E4:'merged-test-results'.E4" chart:label-cell-address="'merged-test-results'.A4:'merged-test-results'.A4" chart:class="chart:bar">
            <chart:data-point/>
          </chart:series>
          <chart:series chart:style-name="ch13" chart:values-cell-range-address="'merged-test-results'.E5:'merged-test-results'.E5" chart:label-cell-address="'merged-test-results'.A5:'merged-test-results'.A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'merged-test-results'.E1:'merged-test-result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  <draw:g>
                  <svg:desc>'merged-test-results'.A2:'merged-test-results'.A2</svg:desc>
                </draw:g>
              </table:table-cell>
              <table:table-cell office:value-type="float" office:value="0.650622">
                <text:p>0.650622</text:p>
                <draw:g>
                  <svg:desc>'merged-test-results'.E2:'merged-test-results'.E2</svg:desc>
                </draw:g>
              </table:table-cell>
            </table:table-row>
            <table:table-row>
              <table:table-cell office:value-type="string">
                <text:p>JbTreeMap</text:p>
                <draw:g>
                  <svg:desc>'merged-test-results'.A3:'merged-test-results'.A3</svg:desc>
                </draw:g>
              </table:table-cell>
              <table:table-cell office:value-type="float" office:value="25.679852">
                <text:p>25.679852</text:p>
                <draw:g>
                  <svg:desc>'merged-test-results'.E3:'merged-test-results'.E3</svg:desc>
                </draw:g>
              </table:table-cell>
            </table:table-row>
            <table:table-row>
              <table:table-cell office:value-type="string">
                <text:p>SynchronizedHashMap</text:p>
                <draw:g>
                  <svg:desc>'merged-test-results'.A4:'merged-test-results'.A4</svg:desc>
                </draw:g>
              </table:table-cell>
              <table:table-cell office:value-type="float" office:value="1.274191">
                <text:p>1.274191</text:p>
                <draw:g>
                  <svg:desc>'merged-test-results'.E4:'merged-test-results'.E4</svg:desc>
                </draw:g>
              </table:table-cell>
            </table:table-row>
            <table:table-row>
              <table:table-cell office:value-type="string">
                <text:p>SynchronizedTreeMap</text:p>
                <draw:g>
                  <svg:desc>'merged-test-results'.A5:'merged-test-results'.A5</svg:desc>
                </draw:g>
              </table:table-cell>
              <table:table-cell office:value-type="float" office:value="97.059715">
                <text:p>97.059715</text:p>
                <draw:g>
                  <svg:desc>'merged-test-results'.E5:'merged-test-results'.E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Windows_x86 LibreOffice_project/62ad5818884a2fc2e5780dd45466868d41009ec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